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1" style:family="table-row">
      <style:table-row-properties style:min-row-height="0.494cm"/>
    </style:style>
    <style:style style:name="Tableau3.A1" style:family="table-cell">
      <style:table-cell-properties fo:padding="0.049cm" fo:border-left="none" fo:border-right="none" fo:border-top="none" fo:border-bottom="0.8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4.534cm" style:rel-column-width="50130*"/>
    </style:style>
    <style:style style:name="Tableau7.B" style:family="table-column">
      <style:table-column-properties style:column-width="4.466cm" style:rel-column-width="15405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3.052cm"/>
    </style:style>
    <style:style style:name="Tableau5.B" style:family="table-column">
      <style:table-column-properties style:column-width="12.206cm"/>
    </style:style>
    <style:style style:name="Tableau5.C" style:family="table-column">
      <style:table-column-properties style:column-width="3.748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C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C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9.006cm" fo:margin-left="0cm" table:align="left"/>
    </style:style>
    <style:style style:name="Tableau4.A" style:family="table-column">
      <style:table-column-properties style:column-width="3.052cm"/>
    </style:style>
    <style:style style:name="Tableau4.B" style:family="table-column">
      <style:table-column-properties style:column-width="3.193cm"/>
    </style:style>
    <style:style style:name="Tableau4.C" style:family="table-column">
      <style:table-column-properties style:column-width="8.996cm"/>
    </style:style>
    <style:style style:name="Tableau4.D" style:family="table-column">
      <style:table-column-properties style:column-width="3.766cm"/>
    </style:style>
    <style:style style:name="Tableau4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D1" style:family="table-cell">
      <style:table-cell-properties fo:background-color="#fff5f0" fo:padding="0.097cm" fo:border="0.05pt solid #999999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" style:family="table">
      <style:table-properties style:width="18.99cm" table:align="left"/>
    </style:style>
    <style:style style:name="Tableau1.A" style:family="table-column">
      <style:table-column-properties style:column-width="0.476cm"/>
    </style:style>
    <style:style style:name="Tableau1.B" style:family="table-column">
      <style:table-column-properties style:column-width="7.514cm"/>
    </style:style>
    <style:style style:name="Tableau1.C" style:family="table-column">
      <style:table-column-properties style:column-width="1.305cm"/>
    </style:style>
    <style:style style:name="Tableau1.D" style:family="table-column">
      <style:table-column-properties style:column-width="3.316cm"/>
    </style:style>
    <style:style style:name="Tableau1.E" style:family="table-column">
      <style:table-column-properties style:column-width="0.935cm"/>
    </style:style>
    <style:style style:name="Tableau1.F" style:family="table-column">
      <style:table-column-properties style:column-width="4.674cm"/>
    </style:style>
    <style:style style:name="Tableau1.G" style:family="table-column">
      <style:table-column-properties style:column-width="0.769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G1" style:family="table-cell">
      <style:table-cell-properties fo:background-color="#fff5f0" fo:padding="0.097cm" fo:border="0.05pt solid #999999">
        <style:background-image/>
      </style:table-cell-properties>
    </style:style>
    <style:style style:name="Tableau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.3" style:family="table-row">
      <style:table-row-properties style:min-row-height="0.226cm" fo:keep-together="always"/>
    </style:style>
    <style:style style:name="Tableau1.A3" style:family="table-cell" style:data-style-name="N100">
      <style:table-cell-properties style:vertical-align="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C3" style:family="table-cell" style:data-style-name="N100">
      <style:table-cell-properties style:vertical-align="middle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3" style:family="table-cell" style:data-style-name="N100">
      <style:table-cell-properties style:vertical-align="middle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4" style:family="table-row">
      <style:table-row-properties style:min-row-height="0.256cm" fo:keep-together="always"/>
    </style:style>
    <style:style style:name="Tableau1.5" style:family="table-row">
      <style:table-row-properties style:min-row-height="0.095cm" fo:keep-together="always"/>
    </style:style>
    <style:style style:name="Tableau1.6" style:family="table-row">
      <style:table-row-properties style:min-row-height="0.455cm" fo:keep-together="always"/>
    </style:style>
    <style:style style:name="Tableau1.A6" style:family="table-cell" style:data-style-name="N100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9" style:family="table-row">
      <style:table-row-properties style:min-row-height="0.397cm" fo:keep-together="always"/>
    </style:style>
    <style:style style:name="Tableau1.A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9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P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alibri" fo:font-size="10pt" fo:font-weight="bold" officeooo:paragraph-rsid="01fa880c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0pt" fo:font-style="normal" fo:font-weight="normal" officeooo:rsid="00f5b1f6" officeooo:paragraph-rsid="020f6115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style:font-name="Calibri" fo:font-size="10pt" officeooo:paragraph-rsid="02538b49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Calibri" fo:font-size="10pt" officeooo:paragraph-rsid="02538b49" style:font-size-asian="10pt" style:font-size-complex="10pt"/>
    </style:style>
    <style:style style:name="P8" style:family="paragraph" style:parent-style-name="Standard">
      <style:text-properties style:font-name="Calibri" officeooo:paragraph-rsid="021e63a3"/>
    </style:style>
    <style:style style:name="P9" style:family="paragraph" style:parent-style-name="Standard">
      <style:text-properties style:font-name="Calibri" fo:font-size="2pt" fo:font-weight="normal" officeooo:rsid="0250ee5d" officeooo:paragraph-rsid="0250ee5d" style:font-size-asian="1.75pt" style:font-weight-asian="normal" style:font-size-complex="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22c841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c8d6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1e63a3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43c8d6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3bbf0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8f742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0f6115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22c841" style:font-size-asian="10pt" style:font-size-complex="10pt"/>
    </style:style>
    <style:style style:name="P23" style:family="paragraph" style:parent-style-name="Table_20_Contents">
      <style:text-properties style:font-name="Calibri" fo:font-size="10pt" officeooo:paragraph-rsid="021e63a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8215e" officeooo:paragraph-rsid="02289a3d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21e63a3" style:font-size-asian="10.5pt" style:font-weight-asian="bold" style:font-size-complex="10.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2a6df" officeooo:paragraph-rsid="01f2a6df" style:font-size-asian="10.5pt" style:font-weight-asian="bold" style:font-size-complex="10.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3bbf0" officeooo:paragraph-rsid="01f3bbf0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64be5" officeooo:paragraph-rsid="0217f785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7f785" officeooo:paragraph-rsid="0217f785" style:font-size-asian="10.5pt" style:font-weight-asian="bold" style:font-size-complex="10.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206ea" officeooo:paragraph-rsid="021206ea" style:font-size-asian="10.5pt" style:font-weight-asian="bold" style:font-size-complex="10.5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0f6115" officeooo:paragraph-rsid="020f6115" style:font-size-asian="10.5pt" style:font-weight-asian="bold" style:font-size-complex="10.5pt" style:font-weight-complex="bold"/>
    </style:style>
    <style:style style:name="P32" style:family="paragraph" style:parent-style-name="Table_20_Contents"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222c841" officeooo:paragraph-rsid="0222c841" style:font-size-asian="10.5pt" style:font-weight-asian="bold" style:font-size-complex="10.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c6e2e" officeooo:paragraph-rsid="022c6e2e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20365b5" style:font-size-asian="10.5pt" style:font-style-asian="normal" style:font-weight-asian="bold" style:font-size-complex="10.5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7pt" fo:font-style="normal" officeooo:rsid="00300d16" officeooo:paragraph-rsid="02421183" style:font-size-asian="7pt" style:font-style-asian="normal" style:font-size-complex="7pt" style:font-style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7pt" fo:font-style="normal" officeooo:rsid="0248e61f" officeooo:paragraph-rsid="0248e61f" style:font-size-asian="7pt" style:font-style-asian="normal" style:font-size-complex="7pt" style:font-style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7pt" fo:font-style="normal" fo:font-weight="bold" officeooo:rsid="00300d16" officeooo:paragraph-rsid="025967e3" style:font-size-asian="7pt" style:font-style-asian="normal" style:font-weight-asian="bold" style:font-size-complex="7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7pt" fo:font-style="normal" fo:font-weight="normal" officeooo:rsid="00300d16" officeooo:paragraph-rsid="02421183" style:font-size-asian="7pt" style:font-style-asian="normal" style:font-weight-asian="normal" style:font-size-complex="7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27788c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22c841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43c8d6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8pt" officeooo:rsid="00300d16" officeooo:paragraph-rsid="0228af9c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27788c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1e63a3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48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77710" style:font-size-asian="6pt" style:font-style-asian="normal" style:font-weight-asian="normal" style:font-size-complex="6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6d7ec" style:font-size-asian="6pt" style:font-style-asian="normal" style:font-weight-asian="normal" style:font-size-complex="6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style:font-name="Calibri" fo:font-size="12pt" fo:font-style="normal" fo:font-weight="bold" officeooo:paragraph-rsid="01f64c2e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>
      <style:paragraph-properties fo:text-align="start" style:justify-single-word="false"/>
      <style:text-properties style:font-name="Calibri" fo:font-size="2pt" fo:font-style="normal" fo:font-weight="normal" officeooo:rsid="003f7786" officeooo:paragraph-rsid="021e63a3" style:font-size-asian="1.75pt" style:font-style-asian="normal" style:font-weight-asian="normal" style:font-size-complex="2pt" style:font-style-complex="normal" style:font-weight-complex="normal"/>
    </style:style>
    <style:style style:name="P52" style:family="paragraph" style:parent-style-name="Standard">
      <style:text-properties style:font-name="Calibri" fo:font-size="10pt" fo:font-weight="bold" officeooo:paragraph-rsid="01fa880c" style:font-size-asian="8.75pt" style:font-weight-asian="bold" style:font-size-complex="10pt" style:font-weight-complex="bold"/>
    </style:style>
    <style:style style:name="P53" style:family="paragraph" style:parent-style-name="Standard">
      <style:text-properties style:font-name="Calibri" fo:font-size="10pt" fo:font-weight="normal" officeooo:paragraph-rsid="02643919" style:font-size-asian="8.75pt" style:font-weight-asian="normal" style:font-size-complex="10pt" style:font-weight-complex="normal"/>
    </style:style>
    <style:style style:name="T1" style:family="text">
      <style:text-properties fo:font-weight="normal" officeooo:rsid="01bf62df" style:font-weight-asian="normal" style:font-weight-complex="normal"/>
    </style:style>
    <style:style style:name="T2" style:family="text">
      <style:text-properties fo:font-weight="normal" officeooo:rsid="01b819d5" style:font-weight-asian="normal" style:font-weight-complex="normal"/>
    </style:style>
    <style:style style:name="T3" style:family="text">
      <style:text-properties fo:font-weight="normal" officeooo:rsid="003ad84c" style:font-weight-asian="normal" style:font-weight-complex="normal"/>
    </style:style>
    <style:style style:name="T4" style:family="text">
      <style:text-properties fo:font-weight="normal" officeooo:rsid="025f736b" style:font-weight-asian="normal" style:font-weight-complex="normal"/>
    </style:style>
    <style:style style:name="T5" style:family="text">
      <style:text-properties fo:font-size="10pt" officeooo:rsid="00300d16" style:font-size-asian="10pt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1f2a6df" style:font-size-asian="16pt" style:font-weight-asian="bold" style:font-size-complex="16pt" style:font-weight-complex="bold"/>
    </style:style>
    <style:style style:name="T9" style:family="text">
      <style:text-properties officeooo:rsid="0126d79f"/>
    </style:style>
    <style:style style:name="T10" style:family="text">
      <style:text-properties officeooo:rsid="012f134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1fb661c"/>
    </style:style>
    <style:style style:name="T14" style:family="text">
      <style:text-properties officeooo:rsid="01fccb97"/>
    </style:style>
    <style:style style:name="T15" style:family="text">
      <style:text-properties officeooo:rsid="020365b5"/>
    </style:style>
    <style:style style:name="T16" style:family="text">
      <style:text-properties officeooo:rsid="021c94cc"/>
    </style:style>
    <style:style style:name="T17" style:family="text">
      <style:text-properties officeooo:rsid="0227e1a4"/>
    </style:style>
    <style:style style:name="T18" style:family="text">
      <style:text-properties officeooo:rsid="02461dd8"/>
    </style:style>
    <style:style style:name="T19" style:family="text">
      <style:text-properties officeooo:rsid="0263ed43"/>
    </style:style>
    <style:style style:name="T20" style:family="text">
      <style:text-properties fo:font-style="normal" officeooo:rsid="00300d16" style:font-size-asian="10pt" style:font-style-asian="normal" style:font-style-complex="normal"/>
    </style:style>
    <style:style style:name="T21" style:family="text">
      <style:text-properties officeooo:rsid="02643919"/>
    </style:style>
    <style:style style:name="T22" style:family="text">
      <style:text-properties officeooo:rsid="02649b0f"/>
    </style:style>
    <style:style style:name="T23" style:family="text">
      <style:text-properties officeooo:rsid="0265a396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50"><text:text-input text:description="&lt;company.name&gt;">Company Name</text:text-input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6">Assigné à <text:text-input text:description="&lt;(o.assigned_workcenter and o.assigned_workcenter.name) or '(Personne)' &gt;">Nom</text:text-input> et imprimé le <text:text-input text:description="&lt;formatLang(time.strftime('%Y-%m-%d'),date = True)&gt;">Date d'impression</text:text-input></text:p>
          </table:table-cell>
          <table:table-cell office:value-type="string">
            <text:p text:style-name="P7"><text:span text:style-name="T4">État: </text:span><text:span text:style-name="T3"><text:text-input text:description="&lt;get_selection_item(o,&quot;state&quot;)&gt;">Etat</text:text-input></text:span></text:p>
          </table:table-cell>
        </table:table-row>
      </table:table>
      <text:p text:style-name="P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47"><text:span text:style-name="T8">Ordre de production</text:span> <text:span text:style-name="T7">N°: </text:span><text:span text:style-name="T7"><text:text-input text:description="&lt;o.name&gt;">Order No</text:text-input></text:span></text:p>
          </table:table-cell>
          <table:table-cell table:style-name="Tableau7.B1" office:value-type="string">
            <text:p text:style-name="P14"><text:text-input text:description="&lt;if test=&quot;o.date_start and o.date_finished&quot;&gt;">If</text:text-input></text:p>
            <text:p text:style-name="P36"><text:span text:style-name="T13">Planifié</text:span> <text:span text:style-name="T10">du</text:span> <text:span text:style-name="T5"><text:text-input text:description="&lt;formatLang(o.date_start,date=True)&gt;">Date de début</text:text-input></text:span></text:p>
            <text:p text:style-name="P36"><text:span text:style-name="T14">ju</text:span><text:span text:style-name="T15">s</text:span><text:span text:style-name="T14">qu'</text:span><text:span text:style-name="T13">a</text:span><text:span text:style-name="T9">u </text:span><text:span text:style-name="T5"><text:text-input text:description="&lt;formatLang(o.date_finished,date=True)&gt;">Date de fin</text:text-input></text:span></text:p>
            <text:p text:style-name="P13"><text:text-input text:description="&lt;/if&gt;">Endif</text:text-input></text:p>
          </table:table-cell>
        </table:table-row>
      </table:table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26">Origine</text:p>
            </table:table-cell>
            <table:table-cell table:style-name="Tableau5.A1" office:value-type="string">
              <text:p text:style-name="P26">Produit</text:p>
            </table:table-cell>
            <table:table-cell table:style-name="Tableau5.C1" office:value-type="string">
              <text:p text:style-name="P27">Quantité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20"><text:text-input text:description="&lt;o.origin&gt;">Origine</text:text-input></text:p>
          </table:table-cell>
          <table:table-cell table:style-name="Tableau5.A2" office:value-type="float" office:value="0">
            <text:p text:style-name="P18"><text:span text:style-name="T11"><text:text-input text:description="&lt;(o.bom_id and (o.bom_id.name)) or ''&gt;">Code</text:text-input></text:span> <text:span text:style-name="T16">- </text:span><text:text-input text:description="&lt;o.product_id  and o.product_id.name&gt;">Produit</text:text-input></text:p>
          </table:table-cell>
          <table:table-cell table:style-name="Tableau5.C2" office:value-type="float" office:value="0">
            <text:p text:style-name="P19"><text:text-input text:description="&lt;formatLang(o.product_qty)&gt;">0.0</text:text-input> <text:text-input text:description="&lt;o.product_uom and o.product_uom.name&gt;">Uom</text:text-input>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28">BL</text:p>
            </table:table-cell>
            <table:table-cell table:style-name="Tableau4.A1" office:value-type="string">
              <text:p text:style-name="P29">CP</text:p>
            </table:table-cell>
            <table:table-cell table:style-name="Tableau4.A1" office:value-type="string">
              <text:p text:style-name="P30">Client</text:p>
            </table:table-cell>
            <table:table-cell table:style-name="Tableau4.D1" office:value-type="string">
              <text:p text:style-name="P31">Ville</text:p>
            </table:table-cell>
          </table:table-row>
        </table:table-header-rows>
        <table:table-row table:style-name="Tableau4.2">
          <table:table-cell table:style-name="Tableau4.A2" office:value-type="float" office:value="0">
            <text:p text:style-name="P5"><text:text-input text:description="&lt;o.move_prod_id and o.move_prod_id.picking_id  and o.move_prod_id.picking_id.name&gt;">BL</text:text-input></text:p>
          </table:table-cell>
          <table:table-cell table:style-name="Tableau4.A2" office:value-type="float" office:value="0">
            <text:p text:style-name="P21"><text:text-input text:description="&lt;o.partner_address_id and o.partner_address_id.zip&gt;">Code postal</text:text-input></text:p>
          </table:table-cell>
          <table:table-cell table:style-name="Tableau4.A2" office:value-type="float" office:value="0">
            <text:p text:style-name="P21"><text:text-input text:description="&lt;o.partner_id and o.partner_id.name&gt;">Client</text:text-input></text:p>
          </table:table-cell>
          <table:table-cell table:style-name="Tableau4.D2" office:value-type="float" office:value="0">
            <text:p text:style-name="P21"><text:text-input text:description="&lt;o.partner_address_id and o.partner_address_id.city&gt;">Ville</text:text-input></text:p>
          </table:table-cell>
        </table:table-row>
      </table:table>
      <text:p text:style-name="P4"/>
      <text:p text:style-name="P53"><text:span text:style-name="T21">Début d'approvisionnement et </text:span><text:span text:style-name="T23">de </text:span><text:span text:style-name="T21">fabrication </text:span><text:span text:style-name="T22">prévue </text:span><text:span text:style-name="T23">pour</text:span><text:span text:style-name="T21"> le </text:span><text:span text:style-name="T20"><text:text-input text:description="&lt;formatLang(o.date_planned,date=True)&gt;">date prévue</text:text-input></text:span><text:span text:style-name="T20">.</text:span></text:p>
      <text:p text:style-name="P53"><text:span text:style-name="T19">Livraison prévue pour le </text:span><text:span text:style-name="T20"><text:text-input text:description="&lt;formatLang(o.move_prod_id and o.move_prod_id.picking_id  and o.move_prod_id.picking_id.date,date=True)&gt;">date de livraison</text:text-input></text:span><text:span text:style-name="T20">.</text:span>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32">Produit</text:p>
            </table:table-cell>
            <table:covered-table-cell/>
            <table:table-cell table:style-name="Tableau1.A1" office:value-type="string">
              <text:p text:style-name="P25"><text:s/><text:span text:style-name="T17">Qté</text:span> </text:p>
            </table:table-cell>
            <table:table-cell table:style-name="Tableau1.A1" office:value-type="string">
              <text:p text:style-name="P34">Unité</text:p>
            </table:table-cell>
            <table:table-cell table:style-name="Tableau1.A1" office:value-type="string">
              <text:p text:style-name="P35">☐</text:p>
            </table:table-cell>
            <table:table-cell table:style-name="Tableau1.A1" office:value-type="string">
              <text:p text:style-name="P33">État <text:span text:style-name="T18">du mouvement</text:span></text:p>
            </table:table-cell>
            <table:table-cell table:style-name="Tableau1.G1" office:value-type="string">
              <text:p text:style-name="P24"/>
            </table:table-cell>
          </table:table-row>
        </table:table-header-rows>
        <table:table-row table:style-name="Tableau1.1">
          <table:table-cell table:style-name="Tableau1.A2" table:number-columns-spanned="7" office:value-type="string">
            <text:p text:style-name="P23"><text:text-input text:description="&lt;for each=&quot;line in o.move_all_src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rows-spanned="3" table:number-columns-spanned="2" office:value-type="float" office:value="0">
            <text:p text:style-name="P16"><text:text-input text:description="&lt;line.product_id.code&gt;">Référence</text:text-input></text:p>
            <text:p text:style-name="P42"><text:text-input text:description="&lt;line.product_id.name&gt;">Nom</text:text-input></text:p>
            <text:p text:style-name="P48"><text:text-input text:description="&lt;manufacturer(line.product_id)&gt;">Marque</text:text-input></text:p>
          </table:table-cell>
          <table:covered-table-cell/>
          <table:table-cell table:style-name="Tableau1.C3" table:number-rows-spanned="3" office:value-type="float" office:value="0">
            <text:p text:style-name="P11"><text:text-input text:description="&lt;formatLang( line.product_qty)&gt;">0.00</text:text-input></text:p>
          </table:table-cell>
          <table:table-cell table:style-name="Tableau1.C3" table:number-rows-spanned="3" office:value-type="float" office:value="0">
            <text:p text:style-name="P22"><text:text-input text:description="&lt;line.product_uom and line.product_uom.name&gt;">Uom</text:text-input></text:p>
          </table:table-cell>
          <table:table-cell table:style-name="Tableau1.C3" table:number-rows-spanned="3" office:value-type="float" office:value="0">
            <text:p text:style-name="P15"><text:text-input text:description="&lt;if test=&quot;line.status_received&quot;&gt;">If</text:text-input></text:p>
            <text:p text:style-name="P45">☑</text:p>
            <text:p text:style-name="P41"><text:span text:style-name="T6"><text:text-input text:description="&lt;/if&gt;">Endif</text:text-input></text:span> </text:p>
            <text:p text:style-name="P15"><text:text-input text:description="&lt;if test=&quot;not line.status_received&quot;&gt;">If</text:text-input></text:p>
            <text:p text:style-name="P46">☐</text:p>
            <text:p text:style-name="P41"><text:span text:style-name="T6"><text:text-input text:description="&lt;/if&gt;">Endif</text:text-input></text:span><text:span text:style-name="T12"> </text:span></text:p>
          </table:table-cell>
          <table:table-cell table:style-name="Tableau1.C3" office:value-type="float" office:value="0">
            <text:p text:style-name="P39"><text:text-input text:description="&lt;(line.picking_id and (line.picking_id.name + '|')) or (o.picking_id and (o.picking_id.name + '|'))&gt;">Nom du Bon</text:text-input> <text:text-input text:description="&lt;line.name&gt;">Nom du mouvement</text:text-input></text:p>
          </table:table-cell>
          <table:table-cell table:style-name="Tableau1.G3" table:number-rows-spanned="3">
            <text:p text:style-name="P44"/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37"><text:text-input text:description="&lt;line.status_status&gt;">Statut</text:text-input></text:p>
          </table:table-cell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40"><text:text-input text:description="&lt;line.status_dedicated&gt;">Réservé</text:text-input></text:p>
          </table:table-cell>
          <table:covered-table-cell/>
        </table:table-row>
        <table:table-row table:style-name="Tableau1.6">
          <table:table-cell table:style-name="Tableau1.A6" table:number-columns-spanned="7" office:value-type="float" office:value="0">
            <text:p text:style-name="P12"><text:text-input text:description="&lt;for each=&quot;packline in line.product_id.purchase_pack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3" office:value-type="float" office:value="0">
            <text:p text:style-name="Table_20_Contents">►</text:p>
          </table:table-cell>
          <table:table-cell table:style-name="Tableau1.A3" office:value-type="float" office:value="0">
            <text:p text:style-name="P17"><text:text-input text:description="&lt;packline.product_id.code&gt;">Référence</text:text-input></text:p>
            <text:p text:style-name="P43"><text:text-input text:description="&lt;packline.product_id.name&gt;">Nom</text:text-input></text:p>
            <text:p text:style-name="P49"><text:text-input text:description="&lt;manufacturer(packline.product_id)&gt;">Marque</text:text-input></text:p>
          </table:table-cell>
          <table:table-cell table:style-name="Tableau1.C3" office:value-type="float" office:value="0">
            <text:p text:style-name="P11"><text:text-input text:description="&lt;formatLang( packline.quantity)&gt;">0.00</text:text-input></text:p>
          </table:table-cell>
          <table:table-cell table:style-name="Tableau1.C3" office:value-type="float" office:value="0">
            <text:p text:style-name="P22"><text:text-input text:description="&lt;packline.product_uom_id and packline.product_uom_id.name&gt;">Uom</text:text-input></text:p>
          </table:table-cell>
          <table:table-cell table:style-name="Tableau1.C3">
            <text:p text:style-name="P10"/>
          </table:table-cell>
          <table:table-cell table:style-name="Tableau1.C3" office:value-type="float" office:value="0">
            <text:p text:style-name="P38">Lot de matériel</text:p>
          </table:table-cell>
          <table:table-cell table:style-name="Tableau1.G3">
            <text:p text:style-name="P44"/>
          </table:table-cell>
        </table:table-row>
        <table:table-row table:style-name="Tableau1.6">
          <table:table-cell table:style-name="Tableau1.A6" table:number-columns-spanned="7" office:value-type="float" office:value="0">
            <text:p text:style-name="P12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6" office:value-type="float" office:value="0">
            <text:p text:style-name="P23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9">
            <text:p text:style-name="P23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MT1" style:family="text">
      <style:text-properties fo:font-weight="normal" officeooo:rsid="01bf62df" style:font-weight-asian="normal" style:font-weight-complex="normal"/>
    </style:style>
    <style:style style:name="MT2" style:family="text">
      <style:text-properties fo:font-weight="normal" officeooo:rsid="01b819d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2"><text:page-number text:select-page="current">1</text:page-number></text:span><text:span text:style-name="MT2"> </text:span><text:span text:style-name="MT1">sur </text:span><text:span text:style-name="MT2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5-17T13:51:29.31</dc:date>
    <meta:editing-duration>P1DT7H10M49S</meta:editing-duration>
    <meta:editing-cycles>776</meta:editing-cycles>
    <meta:generator>LibreOffice/3.6$Windows_x86 LibreOffice_project/2ef5aff-a6fb0ff-166bdff-cf087ad-0f1389</meta:generator>
    <meta:document-statistic meta:table-count="6" meta:image-count="0" meta:object-count="0" meta:page-count="1" meta:paragraph-count="55" meta:word-count="111" meta:character-count="557" meta:non-whitespace-character-count="497"/>
    <meta:user-defined meta:name="Info 1"/>
    <meta:user-defined meta:name="Info 2"/>
    <meta:user-defined meta:name="Info 3"/>
    <meta:user-defined meta:name="Info 4"/>
  </office:meta>
</office:document-meta>
</file>